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C0000004E2F0C56C178B033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3687c"/>
    </style:style>
    <style:style style:name="P3" style:family="paragraph" style:parent-style-name="Standard">
      <style:paragraph-properties fo:text-align="center" style:justify-single-word="false"/>
      <style:text-properties officeooo:paragraph-rsid="000f7d57"/>
    </style:style>
    <style:style style:name="T1" style:family="text">
      <style:text-properties officeooo:rsid="000f7d57"/>
    </style:style>
    <style:style style:name="T2" style:family="text">
      <style:text-properties officeooo:rsid="0013687c"/>
    </style:style>
    <style:style style:name="T3" style:family="text">
      <style:text-properties fo:font-size="16pt" fo:font-style="normal" style:text-underline-style="solid" style:text-underline-width="auto" style:text-underline-color="font-color" fo:font-weight="bold" officeooo:rsid="000f7d57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Exp1 : LEXICAL ANALYZER USING C</text:span></text:p>
      <text:list xml:id="list2703245923" text:style-name="L1">
        <text:list-item>
          <text:p text:style-name="P2"><text:span text:style-name="T1">Start</text:span></text:p>
        </text:list-item>
        <text:list-item>
          <text:p text:style-name="P1"><text:span text:style-name="T2">T</text:span>okenization Loop</text:p>
        </text:list-item>
        <text:list-item>
          <text:p text:style-name="P1"><text:s text:c="3"/>- Use a `while` loop to iterate through each character in the input file until the end of the file (`EOF`).</text:p>
        </text:list-item>
        <text:list-item>
          <text:p text:style-name="P1"><text:s text:c="3"/>- Inside the loop, check for different types of tokens based on the value of `ch`:</text:p>
        </text:list-item>
        <text:list-item>
          <text:p text:style-name="P1"><text:s text:c="6"/>- If `ch` is an arithmetic operator (`+`, `-`, `*`, `/`), print the operator token to the output file.</text:p>
        </text:list-item>
        <text:list-item>
          <text:p text:style-name="P1"><text:s text:c="6"/>- If `ch` is a special symbol (`%`, `:`, `(`, `)`, `[`, `]`, `{`, `}`, `;`, `,`, `?`, `@`, `"`):</text:p>
        </text:list-item>
        <text:list-item>
          <text:p text:style-name="P1"><text:s text:c="9"/>- Print the special symbol token to the output file.</text:p>
        </text:list-item>
        <text:list-item>
          <text:p text:style-name="P1"><text:s text:c="9"/>- If `ch` is a double quote (`"`), enter a loop to read characters until another double quote is encountered, printing the characters as a string token.</text:p>
        </text:list-item>
        <text:list-item>
          <text:p text:style-name="P1"><text:s text:c="6"/>- If `ch` is a digit, print the digit token to the output file.</text:p>
        </text:list-item>
        <text:list-item>
          <text:p text:style-name="P1"><text:s text:c="6"/>- If `ch` is an alphabet character:</text:p>
        </text:list-item>
        <text:list-item>
          <text:p text:style-name="P1"><text:s text:c="9"/>- Read the entire identifier or keyword into the `str` array.</text:p>
        </text:list-item>
        <text:list-item>
          <text:p text:style-name="P1"><text:s text:c="9"/>- Check if the `str` is a keyword or an identifier and print the corresponding token to the output file.</text:p>
          <text:p text:style-name="P1"/>
        </text:list-item>
        <text:list-item>
          <text:p text:style-name="P1">Close Files <text:span text:style-name="T1">and </text:span>Print Success Message</text:p>
        </text:list-item>
        <text:list-item>
          <text:p text:style-name="P1"><text:span text:style-name="T1">Stop</text:span> </text:p>
        </text:list-item>
      </text:list>
      <text:p text:style-name="Standard"><text:s text:c="3"/></text:p>
      <text:p text:style-name="Standard"/>
      <text:p text:style-name="Standard">The algorithm outlines the main steps taken by the provided C code to perform lexical analysis on a <draw:frame draw:style-name="fr1" draw:name="Image1" text:anchor-type="char" svg:x="-0.079cm" svg:y="1.942cm" svg:width="17cm" svg:height="1.409cm" draw:z-index="0"><draw:image xlink:href="Pictures/10000000000003AC0000004E2F0C56C178B0338C.png" xlink:type="simple" xlink:show="embed" xlink:actuate="onLoad" draw:mime-type="image/png"/></draw:frame>C program and generate an output file with tokens and lexem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7:09:57.745353566</meta:creation-date>
    <dc:date>2023-12-05T02:06:33.049115118</dc:date>
    <meta:editing-duration>PT6M54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224" meta:character-count="1213" meta:non-whitespace-character-count="949"/>
  </office:meta>
</office:document-meta>
</file>